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9638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3" style:family="paragraph" style:parent-style-name="Heading_20_1">
      <style:text-properties fo:font-size="16pt" style:font-size-asian="16pt" style:font-size-complex="16pt"/>
    </style:style>
    <style:style style:name="P4" style:family="paragraph" style:parent-style-name="Heading_20_2">
      <style:text-properties fo:font-size="16pt" style:font-size-asian="16pt" style:font-size-complex="16pt"/>
    </style:style>
    <style:style style:name="P5" style:family="paragraph" style:parent-style-name="Table_20_Contents">
      <style:text-properties fo:font-size="18.25pt" officeooo:rsid="001238f1" officeooo:paragraph-rsid="001238f1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Cambria" fo:font-weight="bold"/>
    </style:style>
    <style:style style:name="T5" style:family="text">
      <style:text-properties style:font-name="Calibri"/>
    </style:style>
    <style:style style:name="T6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3">3 </text:span><text:span text:style-name="T2">文件上传之细节</text:span></text:h>
      <text:h text:style-name="P4" text:outline-level="2"><text:span text:style-name="T3">1</text:span><text:span text:style-name="T2">　把上传的文件放到</text:span><text:span text:style-name="T4">WEB-INF</text:span><text:span text:style-name="T2">目录下</text:span></text:h>
      <text:p text:style-name="P2"><text:span text:style-name="T1">如果没有把用户上传的文件存放到</text:span>WEB-INF<text:span text:style-name="T1">目录下，那么用户就可以通过浏览器直接访问上传的文件，这是非常危险的。</text:span></text:p>
      <text:p text:style-name="P2"><text:span text:style-name="T1">假如说用户上传了一个</text:span>a.jsp<text:span text:style-name="T1">文件，然后用户在通过浏览器去访问这个</text:span><text:span text:style-name="T5">a.jsp</text:span><text:span text:style-name="T1">文件，那么就会执行</text:span><text:span text:style-name="T5">a.jsp</text:span><text:span text:style-name="T1">中的内容，如果在</text:span><text:span text:style-name="T5">a.jsp</text:span><text:span text:style-name="T1">中有如下语句：</text:span><text:span text:style-name="T5">Runtime.getRuntime().exec(</text:span>“shutdown –s –t 1”);<text:span text:style-name="T1">，那么你就会</text:span></text:p>
      <text:p text:style-name="P2"><text:span text:style-name="T1">通常我们会在</text:span>WEB-INF<text:span text:style-name="T1">目录下创建一个</text:span><text:span text:style-name="T5">uploads</text:span><text:span text:style-name="T1">目录来存放上传的文件，而在</text:span><text:span text:style-name="T5">Servlet</text:span><text:span text:style-name="T1">中找到这个目录需要使用</text:span><text:span text:style-name="T5">ServletContext</text:span><text:span text:style-name="T1">的</text:span><text:span text:style-name="T5">getRealPath(String)</text:span><text:span text:style-name="T1">方法，例如在我的</text:span><text:span text:style-name="T5">upload1</text:span><text:span text:style-name="T1">项目中有如下语句：</text:span></text:p>
      <text:p text:style-name="P2">ServletContext servletContext = this.getServletContext();</text:p>
      <text:p text:style-name="P2">String savepath = servletContext.getRealPath(“/WEB-INF/uploads”);</text:p>
      <text:p text:style-name="P2"><text:span text:style-name="T1">其中</text:span>savepath<text:span text:style-name="T1">为：</text:span><text:span text:style-name="T5">F:\tomcat6_1\webapps\upload1\WEB-INF\uploads</text:span><text:span text:style-name="T1">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public void doPost(HttpServletRequest request, HttpServletResponse response)</text:p>
            <text:p text:style-name="P5"><text:tab/><text:tab/><text:tab/>throws ServletException, IOException {</text:p>
            <text:p text:style-name="P5"><text:tab/> <text:s text:c="2"/>//创键接收文件工厂类</text:p>
            <text:p text:style-name="P5"><text:tab/><text:tab/><text:span text:style-name="T6">DiskFileItemFactory </text:span>factory=new DiskFileItemFactory();</text:p>
            <text:p text:style-name="P5"><text:tab/><text:tab/>//创建文件解析对象</text:p>
            <text:p text:style-name="P5"><text:tab/><text:tab/><text:span text:style-name="T6">ServletFileUpload</text:span> <text:s/>sfu=new ServletFileUpload(factory);</text:p>
            <text:p text:style-name="P5"><text:tab/><text:tab/></text:p>
            <text:p text:style-name="P5"><text:tab/><text:tab/>try {</text:p>
            <text:p text:style-name="P5"><text:tab/><text:tab/><text:tab/>//解析request获得表单的每一文件项(包含普通文本域)</text:p>
            <text:p text:style-name="P5"><text:tab/><text:tab/><text:tab/>List&lt;FileItem&gt; filist=sfu.<text:span text:style-name="T6">parseRequest</text:span>(request);</text:p>
            <text:p text:style-name="P5"><text:tab/><text:tab/><text:tab/>//遍历每一个文本项</text:p>
            <text:p text:style-name="P5"><text:tab/><text:tab/><text:tab/>for(FileItem fi:filist){</text:p>
            <text:p text:style-name="P5"><text:tab/><text:tab/><text:tab/><text:tab/>//获得原始文件名</text:p>
            <text:p text:style-name="P5"><text:tab/><text:tab/><text:tab/><text:tab/>String origFileName=fi.getName();</text:p>
            <text:p text:style-name="P5"><text:soft-page-break/><text:tab/><text:tab/><text:tab/><text:tab/>//获得文本域的名字</text:p>
            <text:p text:style-name="P5"><text:tab/><text:tab/><text:tab/><text:tab/>String fieldname=fi.getFieldName();</text:p>
            <text:p text:style-name="P5"><text:tab/><text:tab/><text:tab/><text:tab/>//获得是否是普通文本,如果true是普通字段，如果是false是文件字段</text:p>
            <text:p text:style-name="P5"><text:tab/><text:tab/><text:tab/><text:tab/>boolean isfieldFrom=fi.isFormField();</text:p>
            <text:p text:style-name="P5"><text:tab/><text:tab/><text:tab/><text:tab/>if(!isfieldFrom){</text:p>
            <text:p text:style-name="P5"><text:tab/><text:tab/><text:tab/><text:tab/><text:tab/>if(fieldname!=null&amp;&amp;!"".equals(fieldname)){</text:p>
            <text:p text:style-name="P5"><text:tab/><text:tab/><text:tab/><text:tab/><text:tab/><text:tab/>//指定要上传的目录</text:p>
            <text:p text:style-name="P5"><text:tab/><text:tab/><text:tab/><text:tab/><text:tab/>String uploadPath=request.getSession().getServletContext().getRealPath("/upload");</text:p>
            <text:p text:style-name="P5"><text:tab/><text:tab/><text:tab/><text:tab/><text:tab/>//创键文件对象</text:p>
            <text:p text:style-name="P5"><text:tab/><text:tab/><text:tab/><text:tab/><text:tab/>File file=new File(uploadPath,origFileName);</text:p>
            <text:p text:style-name="P5"><text:tab/><text:tab/><text:tab/><text:tab/><text:tab/>//把文件写硬盘</text:p>
            <text:p text:style-name="P5"><text:tab/><text:tab/><text:tab/><text:tab/><text:tab/>fi.write(file);</text:p>
            <text:p text:style-name="P5"><text:tab/><text:tab/><text:tab/><text:tab/><text:tab/>System.out.println("存入文件");</text:p>
            <text:p text:style-name="P5"><text:tab/><text:tab/><text:tab/><text:tab/><text:tab/><text:tab/></text:p>
            <text:p text:style-name="P5"><text:tab/><text:tab/><text:tab/><text:tab/><text:tab/>}</text:p>
            <text:p text:style-name="P5"><text:tab/><text:tab/><text:tab/><text:tab/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7S</meta:editing-duration>
    <meta:editing-cycles>5</meta:editing-cycles>
    <meta:generator>LibreOffice/5.3.0.3$Windows_X86_64 LibreOffice_project/7074905676c47b82bbcfbea1aeefc84afe1c50e1</meta:generator>
    <dc:date>2018-03-22T13:27:19.016000000</dc:date>
    <meta:document-statistic meta:table-count="1" meta:image-count="0" meta:object-count="0" meta:page-count="2" meta:paragraph-count="38" meta:word-count="377" meta:character-count="1394" meta:non-whitespace-character-count="1248"/>
    <meta:user-defined meta:name="Info 1"/>
    <meta:user-defined meta:name="Info 2"/>
    <meta:user-defined meta:name="Info 3"/>
    <meta:user-defined meta:name="Info 4"/>
  </office:meta>
</office:document-meta>
</file>